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cm" svg:height="4.8cm" svg:x="1.4cm" svg:y="4.6cm">
          <text:p text:style-name="P1"/>
          <text:p text:style-name="P1"/>
          <text:p text:style-name="P1"><text:s text:c="2"/>公共属性 <text:s text:c="87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0.9cm" svg:x="1.5cm" svg:y="1.3cm">
          <text:p text:style-name="P1">实体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cm" svg:x="4.9cm" svg:y="1.3cm">
          <text:p text:style-name="P1">属性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1cm" svg:x="8.5cm" svg:y="1.2cm">
          <text:p text:style-name="P1"><text:span text:style-name="T1">关系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cm" svg:height="1.3cm" svg:x="1.8cm" svg:y="4.8cm">
          <text:p text:style-name="P1">身份证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0.9cm" svg:x="8.9cm" svg:y="6.4cm">
          <text:p text:style-name="P1">银行卡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0.9cm" svg:x="12.4cm" svg:y="6.3cm">
          <text:p text:style-name="P1">手机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0.9cm" svg:x="9.1cm" svg:y="7.9cm">
          <text:p text:style-name="P1">QQ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0.9cm" svg:x="5.4cm" svg:y="8cm">
          <text:p text:style-name="P1">邮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1.1cm" svg:x="5.3cm" svg:y="6.3cm">
          <text:p text:style-name="P1">民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4cm" svg:height="1.3cm" svg:x="12.3cm" svg:y="4.7cm">
          <text:p text:style-name="P1">学号/职工号/工资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0.9cm" svg:x="15.9cm" svg:y="6.4cm">
          <text:p text:style-name="P1">学院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0.9cm" svg:x="16cm" svg:y="7.8cm">
          <text:p text:style-name="P1">专业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1.1cm" svg:x="5.2cm" svg:y="4.9cm">
          <text:p text:style-name="P1">姓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1.2cm" svg:x="9cm" svg:y="4.9cm">
          <text:p text:style-name="P1">性别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0.9cm" svg:x="12.8cm" svg:y="7.8cm">
          <text:p text:style-name="P1">学校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6:03:11.760137013</meta:creation-date>
    <dc:date>2015-06-23T16:04:17.492937560</dc:date>
    <meta:editing-duration>PT2H49M9S</meta:editing-duration>
    <meta:editing-cycles>30</meta:editing-cycles>
    <meta:generator>LibreOffice/4.1.0.4$Linux_X86_64 LibreOffice_project/410m0$Build-4</meta:generator>
    <meta:document-statistic meta:object-count="16"/>
  </office:meta>
</office:document-meta>
</file>